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6.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24.00pt" fo:font-weight="normal" fo:font-family="Calibri" style:font-family-asian="Calibri" style:font-family-complex="Calibri" fo:background-color="transparent" style:use-window-font-color="true"/>
    </style:style>
    <style:style style:name="T15"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office:automatic-styles>
  <office:body>
    <office:text>
      <text:p text:style-name="P1"><text:span text:style-name="T1"><text:s text:c="8"/></text:span><text:span text:style-name="T2">Serverless Data Processing</text:span></text:p>
      <text:p text:style-name="P2"><draw:frame text:anchor-type="as-char" svg:width="113.95mm" svg:height="68.62mm" style:rel-width="scale" style:rel-height="scale"><draw:object-ole xlink:href="OleObj1"/><draw:image xlink:href="ObjectReplacements/OleObj1"/></draw:frame><text:span text:style-name="T2"/></text:p>
      <text:p text:style-name="P3"><text:span text:style-name="T3">What is Surveillance:</text:span><text:span text:style-name="T4"/></text:p>
      <text:p text:style-name="P3"><text:span text:style-name="T5">In the context of security and protection, surveillance is keeping an eye on a certain area or enclosed space. This is done to detect any criminal or unlawful activity and protect property. Modern surveillance systems are equipped with smart features for recording footage which can be incredibly useful for criminal investigations.</text:span></text:p>
      <text:p text:style-name="P3"><text:span text:style-name="T5">Surveillance can be manual or automated. It can be purely machine-based or human (such as security guards). It can also be a combination of the two.</text:span></text:p>
      <text:p text:style-name="P3"><text:span text:style-name="T5">Video surveillance is the most popular form of surveillance in the modern world. This simply means that a surveillance system uses special security surveillance cameras to record footage and detect activities such as vehicles entering and exiting a property.</text:span></text:p>
      <text:p text:style-name="P3"><text:span text:style-name="T5"/></text:p>
      <text:p text:style-name="P3"><text:span text:style-name="T6">Common Types of Surveillance Technology:</text:span><text:span text:style-name="T7"/></text:p>
      <text:p text:style-name="P3"><text:span text:style-name="T7">The most common types of surveillance technology are video surveillance systems. This system uses a network of security cameras to cover a large area or overlapping areas and blind spots. This gives the security expert a panopticon-type view of any area so that no spot remains unseen. These cameras are networked and fed into smart recording devices that automatically retrieve footage from the system.</text:span></text:p>
      <text:p text:style-name="P3"><text:span text:style-name="T7">Contemporary video surveillance systems are used in various contexts, such as public places, commercial locations, and industrial operations. They are also one of the most common types of surveillance technology used on private properties to prevent and record trespassing.</text:span></text:p>
      <text:p text:style-name="P3"><text:span text:style-name="T7"/></text:p>
      <text:p text:style-name="P3"><text:span text:style-name="T7">Live video monitoring surveillance is one of the more specialized forms of surveillance. This is a unique service that the best security companies provide for commercial properties like warehouses and construction sites. It often uses a combination of a video surveillance system, artificial intelligence (AI), and human security experts to monitor high-value properties in real-time.</text:span></text:p>
      <text:p text:style-name="P3"><text:span text:style-name="T7"/></text:p>
      <text:p text:style-name="P3"><text:span text:style-name="T7">This type of service is extremely valuable and enhances the security of these spaces. It goes beyond the possibilities of human guards and safeguards against human errors and limitations.</text:span></text:p>
      <text:p text:style-name="P3"><text:span text:style-name="T7"/></text:p>
      <text:p text:style-name="P3"><text:span text:style-name="T7">Another type of surveillance that is fast becoming popular in the United States is called managed video surveillance. This type of surveillance is characterized by a fully managed system that takes care of everything for the property owner/s. The security company’s fully managed systems are designed, deployed, and maintained through trained and experienced security experts.</text:span></text:p>
      <text:p text:style-name="P3"><text:span text:style-name="T7"/></text:p>
      <text:p text:style-name="P3"><text:span text:style-name="T7">Many of these types of surveillance technology systems will also include advanced intelligent features like facial recognition and are often used by government agencies, law enforcement, private investigators, and other security personnel.</text:span></text:p>
      <text:p text:style-name="P3"><text:span text:style-name="T7"/></text:p>
      <text:p text:style-name="P3"><text:span text:style-name="T8">Methods of Surveillance: </text:span></text:p>
      <text:p text:style-name="P4"><draw:frame text:anchor-type="as-char" svg:width="146.58mm" svg:height="108.48mm" style:rel-width="scale" style:rel-height="scale"><draw:object-ole xlink:href="OleObj2"/><draw:image xlink:href="ObjectReplacements/OleObj2"/></draw:frame><text:span text:style-name="T8"/></text:p>
      <text:p text:style-name="P5"><text:span text:style-name="T9"/></text:p>
      <text:p text:style-name="P5"><text:span text:style-name="T9">Examples:</text:span></text:p>
      <text:p text:style-name="P5"><text:span text:style-name="T9">The simplest form of surveillance is a human guard physically observing a space. This is a common example that can be found in various daily life situations such as shops, residential buildings, communities, and access control points in government and private institutions. The next step is a human guard observing live video camera feeds.</text:span></text:p>
      <text:p text:style-name="P5"><text:span text:style-name="T9"/></text:p>
      <text:p text:style-name="P5"><text:span text:style-name="T9">Live video monitoring is one of the most common types of surveillance technology found in large commercial areas like warehouses or manufacturing plants. This usually happens on a daily schedule where on-location human guards monitor the system during active hours. While human guards are inactive after-hours, remote monitoring takes place online. This type of remote monitoring is a specialized service provided by a security company.</text:span></text:p>
      <text:p text:style-name="P5"><text:span text:style-name="T9"/></text:p>
      <text:p text:style-name="P5"><text:span text:style-name="T10">Benefits of Surveillance Technology</text:span><text:span text:style-name="T11"/></text:p>
      <text:p text:style-name="P5"><text:span text:style-name="T11">Surveillance technology’s many benefits start from the awareness trespassers have when they see an electronic surveillance device. The mere presence of such a device or system can be a deterrent to casual crime. Seeing a video camera makes most criminals think twice before targeting a property because they know they’re more likely to get caught.</text:span></text:p>
      <text:p text:style-name="P5"><text:span text:style-name="T11">Video surveillance generates video evidence, which can be retrieved by the security company with the proper chain of custody. This ensures that the evidence is admissible in a court of law. It also helps law enforcement and private investigators obtain the evidence needed to carry out their investigations.</text:span></text:p>
      <text:p text:style-name="P5"><text:span text:style-name="T11">In the case of live video monitoring systems, the security team can alert the authorities and on-site security teams about any suspicious or unlawful activities.</text:span></text:p>
      <text:p text:style-name="P5"><text:span text:style-name="T11">Many different benefits of surveillance exist for modern homes and business owners alike.</text:span></text:p>
      <text:p text:style-name="P5"><text:span text:style-name="T11"/></text:p>
      <text:p text:style-name="P5"><text:span text:style-name="T12">Invest in Surveillance Technology:</text:span></text:p>
      <text:p text:style-name="P6"><draw:frame text:anchor-type="as-char" svg:width="121.36mm" svg:height="67.56mm" style:rel-width="scale" style:rel-height="scale"><draw:object-ole xlink:href="OleObj3"/><draw:image xlink:href="ObjectReplacements/OleObj3"/></draw:frame><text:span text:style-name="T12"/></text:p>
      <text:p text:style-name="P7"><text:span text:style-name="T13"/></text:p>
      <text:p text:style-name="P7"><text:span text:style-name="T13">Now that you’ve learned a bit about the various surveillance technologies available and the different benefits they offer, it’s time to take an actionable step into the future. If you’re determined to invest in your safety and the safety of your assets, then you should invest in surveillance technology. Check out the services we offer or contact us for more information!</text:span><text:span text:style-name="T14"/></text:p>
      <text:p text:style-name="P7"><text:span text:style-name="T15">Technology with an Edge:</text:span></text:p>
      <text:p text:style-name="P7"><text:span text:style-name="T16">As a business, you would be looking for adopting the IoT Edge into your business. But, save yourselves from wasting your time setting up and managing the infrastructure in the cloud with Serverless Technology. Teksun’s developed Serverless IoT Application stands to enrich your business with excellent capabilities such as processing received device data in real-time, sending messages from cloud to device, and much more.</text:span></text:p>
      <text:p text:style-name="P7"><text:span text:style-name="T16"/></text:p>
      <text:p text:style-name="P7"><text:span text:style-name="T17">Innovative Surveillance:</text:span></text:p>
      <text:p text:style-name="P8"><draw:frame text:anchor-type="as-char" svg:width="88.72mm" svg:height="48.68mm" style:rel-width="scale" style:rel-height="scale"><draw:object-ole xlink:href="OleObj4"/><draw:image xlink:href="ObjectReplacements/OleObj4"/></draw:frame><text:span text:style-name="T17"/></text:p>
      <text:p text:style-name="P9"><text:span text:style-name="T18"/></text:p>
      <text:p text:style-name="P9"><text:span text:style-name="T18">Decked with a rich portfolio of IPs and reusable frameworks to expedite product development, Teksun has delivered products deployed across various applications like smart homes, smart retail, city surveillance, transportation &amp; logistics division. We possess strong expertise in Face, Iris, RFID, Finger Vein, Fingerprint, and NFC recognition.</text:span></text:p>
      <text:p text:style-name="P9"><text:span text:style-name="T18"/></text:p>
      <text:p text:style-name="P9"><text:span text:style-name="T19">Innovation in Surveillance Technologies Ignites Global Surveillance Solutions Market Growth :</text:span></text:p>
      <text:p text:style-name="P9"><text:span text:style-name="T20">NEWS PROVIDED BY</text:span></text:p>
      <text:p text:style-name="P9"><text:span text:style-name="T20"/></text:p>
      <text:p text:style-name="P9"><text:span text:style-name="T20">Frost &amp; Sullivan </text:span></text:p>
      <text:p text:style-name="P9"><text:span text:style-name="T20">23 Mar, 2022, 18:36 IST</text:span></text:p>
      <text:p text:style-name="P9"><text:span text:style-name="T20"/></text:p>
      <text:p text:style-name="P9"><text:span text:style-name="T20">SHARE THIS ARTICLE</text:span></text:p>
      <text:p text:style-name="P9"><text:span text:style-name="T20">Industry verticals need to address security concerns and acquire business intelligence data, says Frost &amp; Sullivan</text:span></text:p>
      <text:p text:style-name="P9"><text:span text:style-name="T20"/></text:p>
      <text:p text:style-name="P9"><text:span text:style-name="T20">SAN ANTONIO, March 23, 2022 /PRNewswire/ -- Frost &amp; Sullivan's recent analysis, Global Surveillance Solutions Growth Opportunities, finds that the increasing adoption of advanced surveillance systems and technology innovations is accelerating market growth. Innovative features in surveillance technology such as new integration capabilities and analytics offerings are catalyzing the industry, enabling a shift away from legacy analog. The global market will likely reach $279.28 billion by 2030 from $125.97 billion in 2020, up at a compound annual growth rate (CAGR) of 8.3%.</text:span></text:p>
      <text:p text:style-name="P10"><draw:frame text:anchor-type="as-char" svg:width="106.19mm" svg:height="61.74mm" style:rel-width="scale" style:rel-height="scale"><draw:object-ole xlink:href="OleObj5"/><draw:image xlink:href="ObjectReplacements/OleObj5"/></draw:frame><text:span text:style-name="T20"/></text:p>
      <text:p text:style-name="P11"><text:span text:style-name="T20"/></text:p>
      <text:p text:style-name="P11"><text:span text:style-name="T20"/></text:p>
      <text:p text:style-name="P11"><text:span text:style-name="T20">surveillance</text:span></text:p>
      <text:p text:style-name="P11"><text:span text:style-name="T20">North America (NA) will spend the largest amount on surveillance solutions, followed by Europe and Asia-Pacific (APAC). Over the forecast period, NA, Europe, and APAC will witness spending at a CAGR of 8.7%, 8.3%, and 7.3%, respectively. Industry verticals'</text:span><text:span text:style-name="T21">—especially enterprise, retail, and law enforcement—need to address security concerns and acquire business intelligence data are the main reasons behind increasing investments in surveillance solutions across regions.</text:span><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